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weight="normal" officeooo:rsid="02e5ade6" officeooo:paragraph-rsid="0e0780d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7" style:family="paragraph" style:parent-style-name="Standard">
      <style:text-properties style:font-name="Liberation Sans" fo:font-size="12pt" officeooo:rsid="0e31e111" officeooo:paragraph-rsid="0e31e111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5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5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ca56a54"/>
    </style:style>
    <style:style style:name="P55" style:family="paragraph" style:parent-style-name="Standard">
      <style:text-properties officeooo:paragraph-rsid="0ca5faa5"/>
    </style:style>
    <style:style style:name="P56" style:family="paragraph" style:parent-style-name="Standard">
      <style:text-properties officeooo:paragraph-rsid="0ca6ddb9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cc50ec9"/>
    </style:style>
    <style:style style:name="P62" style:family="paragraph" style:parent-style-name="Standard">
      <style:text-properties officeooo:paragraph-rsid="0cc5fe5b"/>
    </style:style>
    <style:style style:name="P63" style:family="paragraph" style:parent-style-name="Standard">
      <style:text-properties officeooo:paragraph-rsid="0ce3fa52"/>
    </style:style>
    <style:style style:name="P64" style:family="paragraph" style:parent-style-name="Standard">
      <style:text-properties officeooo:paragraph-rsid="0ce58c9e"/>
    </style:style>
    <style:style style:name="P65" style:family="paragraph" style:parent-style-name="Standard">
      <style:text-properties officeooo:paragraph-rsid="0d13f73f"/>
    </style:style>
    <style:style style:name="P66" style:family="paragraph" style:parent-style-name="Standard">
      <style:text-properties officeooo:paragraph-rsid="0d1ec96e"/>
    </style:style>
    <style:style style:name="P6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1" style:family="paragraph" style:parent-style-name="Standard">
      <style:text-properties officeooo:paragraph-rsid="0d2e61eb"/>
    </style:style>
    <style:style style:name="P72" style:family="paragraph" style:parent-style-name="Standard">
      <style:text-properties officeooo:paragraph-rsid="0d804757"/>
    </style:style>
    <style:style style:name="P73" style:family="paragraph" style:parent-style-name="Standard">
      <style:text-properties officeooo:paragraph-rsid="0da26ad3"/>
    </style:style>
    <style:style style:name="P74" style:family="paragraph" style:parent-style-name="Standard">
      <style:text-properties officeooo:paragraph-rsid="0d1be4a7"/>
    </style:style>
    <style:style style:name="P75" style:family="paragraph" style:parent-style-name="Standard">
      <style:text-properties officeooo:paragraph-rsid="0daa4aef"/>
    </style:style>
    <style:style style:name="P76" style:family="paragraph" style:parent-style-name="Standard">
      <style:text-properties officeooo:paragraph-rsid="0daef67d"/>
    </style:style>
    <style:style style:name="P77" style:family="paragraph" style:parent-style-name="Standard">
      <style:text-properties officeooo:paragraph-rsid="0db0d4d1"/>
    </style:style>
    <style:style style:name="P78" style:family="paragraph" style:parent-style-name="Standard">
      <style:text-properties officeooo:paragraph-rsid="0db40abc"/>
    </style:style>
    <style:style style:name="P79" style:family="paragraph" style:parent-style-name="Standard">
      <style:text-properties officeooo:paragraph-rsid="0dbf3336"/>
    </style:style>
    <style:style style:name="P80" style:family="paragraph" style:parent-style-name="Standard">
      <style:text-properties officeooo:paragraph-rsid="0dce9327"/>
    </style:style>
    <style:style style:name="P81" style:family="paragraph" style:parent-style-name="Standard">
      <style:text-properties officeooo:rsid="0dde9a1c" officeooo:paragraph-rsid="0dde9a1c"/>
    </style:style>
    <style:style style:name="P82" style:family="paragraph" style:parent-style-name="Standard">
      <style:text-properties officeooo:rsid="0dde9a1c" officeooo:paragraph-rsid="0ddfbc49"/>
    </style:style>
    <style:style style:name="P83" style:family="paragraph" style:parent-style-name="Standard">
      <style:text-properties officeooo:paragraph-rsid="0deb3f7d"/>
    </style:style>
    <style:style style:name="P84" style:family="paragraph" style:parent-style-name="Footnote">
      <style:text-properties officeooo:paragraph-rsid="04473353"/>
    </style:style>
    <style:style style:name="P85" style:family="paragraph" style:parent-style-name="Footnote">
      <style:text-properties officeooo:paragraph-rsid="0cf7e116"/>
    </style:style>
    <style:style style:name="P86" style:family="paragraph" style:parent-style-name="Footnote">
      <style:text-properties officeooo:paragraph-rsid="0d2b38cd"/>
    </style:style>
    <style:style style:name="P87" style:family="paragraph" style:parent-style-name="Footnote">
      <style:text-properties officeooo:rsid="043ccc66" officeooo:paragraph-rsid="0dca2508"/>
    </style:style>
    <style:style style:name="P88" style:family="paragraph" style:parent-style-name="Footnote">
      <style:text-properties officeooo:rsid="043ccc66" officeooo:paragraph-rsid="0dd4342a"/>
    </style:style>
    <style:style style:name="P89" style:family="paragraph" style:parent-style-name="Footnote">
      <style:text-properties officeooo:rsid="043ccc66" officeooo:paragraph-rsid="0e1fcb79"/>
    </style:style>
    <style:style style:name="P90" style:family="paragraph" style:parent-style-name="Standard">
      <style:text-properties officeooo:paragraph-rsid="0e0f3ce4"/>
    </style:style>
    <style:style style:name="P91" style:family="paragraph" style:parent-style-name="Standard">
      <style:text-properties officeooo:rsid="0e12a1f2" officeooo:paragraph-rsid="0e12a1f2"/>
    </style:style>
    <style:style style:name="P92" style:family="paragraph" style:parent-style-name="Standard">
      <style:text-properties officeooo:paragraph-rsid="0e12a1f2"/>
    </style:style>
    <style:style style:name="P93" style:family="paragraph" style:parent-style-name="Standard">
      <style:text-properties officeooo:paragraph-rsid="0e153b91"/>
    </style:style>
    <style:style style:name="P94" style:family="paragraph" style:parent-style-name="Footnote">
      <style:text-properties officeooo:paragraph-rsid="0e1736d1"/>
    </style:style>
    <style:style style:name="P95" style:family="paragraph" style:parent-style-name="Standard">
      <style:text-properties officeooo:paragraph-rsid="0e26e14b"/>
    </style:style>
    <style:style style:name="P96" style:family="paragraph" style:parent-style-name="Footnote">
      <style:text-properties officeooo:rsid="0e2b2f17" officeooo:paragraph-rsid="0e2b2f17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2fdc07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fo:language="nl" fo:country="NL" fo:font-weight="normal" officeooo:rsid="0e3321a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fo:language="nl" fo:country="NL" fo:font-weight="normal" officeooo:rsid="0e34600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5" style:family="text">
      <style:text-properties fo:color="#000000" loext:opacity="100%" fo:language="nl" fo:country="NL" fo:font-weight="normal" officeooo:rsid="0e35e72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10" style:family="text">
      <style:text-properties fo:color="#000000" loext:opacity="100%" fo:language="nl" fo:country="NL" fo:font-weight="bold" officeooo:rsid="0e3321a9" fo:background-color="transparent" loext:char-shading-value="0" style:language-asian="nl" style:country-asian="NL" style:font-weight-asian="bold" style:font-name-complex="Bitstream Vera Sans" style:font-weight-complex="bold"/>
    </style:style>
    <style:style style:name="T3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7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47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50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1" style:family="text">
      <style:text-properties fo:color="#000000" loext:opacity="100%" officeooo:rsid="004804ae"/>
    </style:style>
    <style:style style:name="T352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71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7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7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74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7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7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7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7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79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font-name="Liberation Sans" officeooo:rsid="047da547"/>
    </style:style>
    <style:style style:name="T38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e380d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8" style:family="text">
      <style:text-properties style:use-window-font-color="true" loext:opacity="0%" style:font-name="Liberation Sans" fo:font-size="12pt" style:font-size-asian="12pt" style:font-size-complex="12pt"/>
    </style:style>
    <style:style style:name="T40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1" style:family="text">
      <style:text-properties officeooo:rsid="04473353"/>
    </style:style>
    <style:style style:name="T41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4" style:family="text">
      <style:text-properties officeooo:rsid="0a6f0a69"/>
    </style:style>
    <style:style style:name="T415" style:family="text">
      <style:text-properties officeooo:rsid="0aace3cd"/>
    </style:style>
    <style:style style:name="T416" style:family="text">
      <style:text-properties officeooo:rsid="0b952edb"/>
    </style:style>
    <style:style style:name="T417" style:family="text">
      <style:text-properties fo:font-size="8pt" style:font-size-asian="8pt" style:font-size-complex="8pt" loext:padding="0.049cm" loext:border="0.31pt solid #000000"/>
    </style:style>
    <style:style style:name="T418" style:family="text">
      <style:text-properties officeooo:rsid="0394a435"/>
    </style:style>
    <style:style style:name="T419" style:family="text">
      <style:text-properties officeooo:rsid="0be4091b"/>
    </style:style>
    <style:style style:name="T420" style:family="text">
      <style:text-properties officeooo:rsid="0bf888a9"/>
    </style:style>
    <style:style style:name="T421" style:family="text">
      <style:text-properties officeooo:rsid="0cf7e116"/>
    </style:style>
    <style:style style:name="T422" style:family="text">
      <style:text-properties officeooo:rsid="0d52ea33"/>
    </style:style>
    <style:style style:name="T423" style:family="text">
      <style:text-properties officeooo:rsid="0de11971"/>
    </style:style>
    <style:style style:name="T424" style:family="text">
      <style:text-properties style:font-name="Liberation Sans"/>
    </style:style>
    <style:style style:name="T425" style:family="text">
      <style:text-properties style:font-name="Liberation Sans" fo:font-size="12pt"/>
    </style:style>
    <style:style style:name="T42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2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3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4" style:family="text">
      <style:text-properties style:font-name="Liberation Sans" fo:font-size="12pt" fo:font-style="normal" officeooo:rsid="00bddfbe" style:font-size-asian="12pt" style:font-size-complex="12pt"/>
    </style:style>
    <style:style style:name="T435" style:family="text">
      <style:text-properties style:font-name="Liberation Sans" fo:font-size="12pt" officeooo:rsid="047da547" style:font-size-asian="12pt"/>
    </style:style>
    <style:style style:name="T436" style:family="text">
      <style:text-properties style:font-name="Liberation Sans" fo:font-size="12pt" style:font-size-asian="12pt" style:font-size-complex="12pt"/>
    </style:style>
    <style:style style:name="T437" style:family="text">
      <style:text-properties style:font-name="Liberation Sans" fo:font-size="12pt" officeooo:rsid="01657261" style:font-size-asian="12pt" style:font-size-complex="12pt"/>
    </style:style>
    <style:style style:name="T438" style:family="text">
      <style:text-properties style:font-name="Liberation Sans" fo:font-size="12pt" officeooo:rsid="00bddfbe" style:font-size-asian="12pt" style:font-size-complex="12pt"/>
    </style:style>
    <style:style style:name="T439" style:family="text">
      <style:text-properties style:font-name="Liberation Sans" fo:font-size="12pt" officeooo:rsid="050aa1f1" style:font-size-asian="12pt" style:font-size-complex="12pt"/>
    </style:style>
    <style:style style:name="T440" style:family="text">
      <style:text-properties style:font-name="Liberation Sans" fo:font-size="12pt" officeooo:rsid="05903285" style:font-size-asian="12pt" style:font-size-complex="12pt"/>
    </style:style>
    <style:style style:name="T441" style:family="text">
      <style:text-properties style:font-name="Liberation Sans" fo:font-size="12pt" officeooo:rsid="0594b105" style:font-size-asian="12pt" style:font-size-complex="12pt"/>
    </style:style>
    <style:style style:name="T442" style:family="text">
      <style:text-properties style:font-name="Liberation Sans" fo:font-size="12pt" officeooo:rsid="0d1ec96e" style:font-size-asian="12pt" style:font-size-complex="12pt"/>
    </style:style>
    <style:style style:name="T443" style:family="text">
      <style:text-properties style:font-name="Liberation Sans" officeooo:rsid="047fb57c"/>
    </style:style>
    <style:style style:name="T444" style:family="text">
      <style:text-properties style:font-name="Liberation Sans" officeooo:rsid="047da547"/>
    </style:style>
    <style:style style:name="T445" style:family="text">
      <style:text-properties officeooo:rsid="0dfbebc7"/>
    </style:style>
    <style:style style:name="T446" style:family="text">
      <style:text-properties officeooo:rsid="01657261" style:font-size-complex="12pt"/>
    </style:style>
    <style:style style:name="T447" style:family="text">
      <style:text-properties officeooo:rsid="0e1061f0"/>
    </style:style>
    <style:style style:name="T448" style:family="text">
      <style:text-properties officeooo:rsid="0e1fd37f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officeooo:rsid="0e319beb" style:font-weight-asian="bold" style:font-weight-complex="bold"/>
    </style:style>
    <style:style style:name="T451" style:family="text">
      <style:text-properties fo:font-weight="bold" officeooo:rsid="0e295d3a" style:font-weight-asian="bold" style:font-weight-complex="bold"/>
    </style:style>
    <style:style style:name="T452" style:family="text">
      <style:text-properties officeooo:rsid="0e2e0824"/>
    </style:style>
    <style:style style:name="T453" style:family="text">
      <style:text-properties officeooo:rsid="0e319beb"/>
    </style:style>
    <style:style style:name="T454" style:family="text">
      <style:text-properties officeooo:rsid="0e295d3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<text:span text:style-name="Strong_20_Emphasis"><text:span text:style-name="T312">C</text:span></text:span><text:span text:style-name="Strong_20_Emphasis"><text:span text:style-name="T311">hecklist voor </text:span></text:span><text:span text:style-name="Strong_20_Emphasis"><text:span text:style-name="T313">de installatie</text:span></text:span><text:span text:style-name="Strong_20_Emphasis"><text:span text:style-name="T311"> van </text:span></text:span><text:reference-mark-start text:name="Distributie"/><text:span text:style-name="Strong_20_Emphasis"><text:span text:style-name="T314">Ubuntu</text:span></text:span><text:reference-mark-end text:name="Distributie"/><text:span text:style-name="Strong_20_Emphasis"><text:span text:style-name="T314"> </text:span></text:span><text:reference-mark-start text:name="Versie"/><text:span text:style-name="Strong_20_Emphasis"><text:span text:style-name="T315">2</text:span></text:span><text:span text:style-name="Strong_20_Emphasis"><text:span text:style-name="T321">2</text:span></text:span><text:span text:style-name="Strong_20_Emphasis"><text:span text:style-name="T316">.04</text:span></text:span><text:reference-mark-end text:name="Versie"/><text:span text:style-name="Strong_20_Emphasis"><text:span text:style-name="T322"> </text:span></text:span><text:span text:style-name="Strong_20_Emphasis"><text:span text:style-name="T323">LTS</text:span></text:span><text:span text:style-name="Strong_20_Emphasis"><text:span text:style-name="T317"><text:note text:id="ftn1" text:note-class="footnote"><text:note-citation>1</text:note-citation><text:note-body><text:p text:style-name="P94"><text:span text:style-name="T418">Deze versie </text:span><text:span text:style-name="T419">2</text:span><text:span text:style-name="T445">2</text:span><text:span text:style-name="T419">.04 </text:span><text:span text:style-name="T418">heeft codenaam Jammy Jellyfish (</text:span><text:span text:style-name="T352">jammy</text:span><text:span text:style-name="T418">) en is een zogenaamde LTS-versie (</text:span><text:span text:style-name="T423">LTS=</text:span><text:span text:style-name="T418">Long-Term Support, langetermijnondersteuning). <text:s/>Een LTS-versie verschijnt iedere twee jaar </text:span><text:span text:style-name="T422">in </text:span><text:span text:style-name="T418">april (deze in april 202</text:span><text:span text:style-name="T445">2</text:span><text:span text:style-name="T418">) en wordt </text:span><text:span text:style-name="T448">standaard </text:span><text:span text:style-name="T418">vanaf vrijgave </text:span><text:span text:style-name="T289">vijf</text:span><text:span text:style-name="T418"> jaar ondersteund</text:span><text:span text:style-name="T414"> </text:span><text:span text:style-name="T418">(</text:span><text:span text:style-name="T420">updates </text:span><text:span text:style-name="T418">tot april 202</text:span><text:span text:style-name="T445">7</text:span><text:span text:style-name="T414">)</text:span><text:span text:style-name="T418">.</text:span></text:p></text:note-body></text:note></text:span></text:span><text:span text:style-name="Strong_20_Emphasis"><text:span text:style-name="T318"> </text:span></text:span><text:reference-mark-start text:name="Editie"/><text:span text:style-name="Strong_20_Emphasis"><text:span text:style-name="T319">desktop</text:span></text:span><text:reference-mark-end text:name="Editie"/><text:span text:style-name="Strong_20_Emphasis"><text:span text:style-name="T320">.</text:span></text:span></text:p>
      <text:p text:style-name="P9"/>
      <text:p text:style-name="P93"><text:span text:style-name="T53">Kijk op</text:span><text:span text:style-name="T311"> </text:span><text:a xlink:type="simple" xlink:href="https://karelzimmer.nl/" text:style-name="Internet_20_link" text:visited-style-name="Visited_20_Internet_20_Link"><text:span text:style-name="Internet_20_link"><text:span text:style-name="T426">karelzimmer.nl</text:span></text:span></text:a><text:span text:style-name="T311"> </text:span><text:span text:style-name="T380">voor</text:span><text:span text:style-name="T381"> </text:span><text:span text:style-name="T382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9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24">V</text:span><text:span text:style-name="T443">ul de waarden in het tekstvak achter de </text:span><text:span text:style-name="Definition"><text:span text:style-name="T435">schuingedrukte</text:span></text:span><text:span text:style-name="T424"> </text:span><text:span text:style-name="T444">woorden </text:span><text:span text:style-name="T383">(zie toelichting)</text:span><text:span text:style-name="T444">:</text:span></text:p>
      <text:p text:style-name="P3"><text:span text:style-name="Definition"><text:span text:style-name="T402">g</text:span></text:span><text:span text:style-name="Definition"><text:span text:style-name="T401">ebruiker</text:span></text:span><text:span text:style-name="Definition"><text:span text:style-name="T389"><text:tab/><text:tab/></text:span></text:span><text:span text:style-name="Definition"><text:span text:style-name="T408"> <text:tab/><text:tab/></text:span></text:span><text:span text:style-name="T390"><draw:control text:anchor-type="as-char" svg:y="-0.429cm" draw:z-index="14" draw:name="Gebruiker" draw:style-name="gr2" draw:text-style-name="P105" svg:width="6.061cm" svg:height="0.6cm" draw:control="control15"><svg:title>Gebruiker</svg:title><svg:desc>Volledige naam, bijv. Jan Stek</svg:desc></draw:control></text:span><text:span text:style-name="T390"><text:tab/></text:span><text:span text:style-name="T391">(</text:span><text:span text:style-name="T385">volledige naam, bijv. </text:span><text:span text:style-name="T387">J</text:span><text:span text:style-name="T407">a</text:span><text:span text:style-name="T387">n </text:span><text:span text:style-name="T407">Jansen</text:span><text:span text:style-name="T386">)</text:span></text:p>
      <text:p text:style-name="Standard"><text:span text:style-name="Definition"><text:span text:style-name="T402">g</text:span></text:span><text:span text:style-name="Definition"><text:span text:style-name="T401">ebruikersnaam</text:span></text:span><text:span text:style-name="Definition"><text:span text:style-name="T384"><text:tab/></text:span></text:span><text:span text:style-name="Definition"><text:span text:style-name="T384"><draw:control text:anchor-type="as-char" svg:y="-0.429cm" draw:z-index="15" draw:name="Gberuikersnaam" draw:style-name="gr2" draw:text-style-name="P105" svg:width="6.061cm" svg:height="0.6cm" draw:control="control16"><svg:title>Gebruikersnaam</svg:title><svg:desc>Korte naam, bijv. jan</svg:desc></draw:control></text:span></text:span><text:span text:style-name="Definition"><text:span text:style-name="T384"><text:tab/></text:span></text:span><text:span text:style-name="T427">(korte naam, bijv. </text:span><text:span text:style-name="T326">j</text:span><text:span text:style-name="T327">an</text:span><text:span text:style-name="T427">)</text:span></text:p>
      <text:p text:style-name="P2"><text:span text:style-name="Definition"><text:span text:style-name="T405">c</text:span></text:span><text:span text:style-name="Definition"><text:span text:style-name="T404">omputernaam</text:span></text:span><text:span text:style-name="Definition"><text:span text:style-name="T392"><text:tab/><text:tab/></text:span></text:span><text:span text:style-name="Definition"><text:span text:style-name="T390"><draw:control text:anchor-type="as-char" svg:y="-0.429cm" draw:z-index="16" draw:name="Computernaam" draw:style-name="gr2" draw:text-style-name="P105" svg:width="6.061cm" svg:height="0.6cm" draw:control="control17"><svg:title>Computernaam</svg:title><svg:desc>Unieke naam van de computer</svg:desc></draw:control></text:span></text:span><text:span text:style-name="Definition"><text:span text:style-name="T390"><text:tab/></text:span></text:span><text:span text:style-name="Definition"><text:span text:style-name="T393">(</text:span></text:span><text:span text:style-name="Definition"><text:span text:style-name="T394">naam van de compute</text:span></text:span><text:span text:style-name="Definition"><text:span text:style-name="T395">r, </text:span></text:span><text:span text:style-name="Definition"><text:span text:style-name="T396">bijv. </text:span></text:span><text:span text:style-name="Definition"><text:span text:style-name="T397">la</text:span></text:span><text:span text:style-name="Definition"><text:span text:style-name="T396">p</text:span></text:span><text:span text:style-name="Definition"><text:span text:style-name="T397">top</text:span></text:span><text:span text:style-name="Definition"><text:span text:style-name="T393">)</text:span></text:span></text:p>
      <text:p text:style-name="P2"><text:span text:style-name="Definition"><text:span text:style-name="T402">o</text:span></text:span><text:span text:style-name="Definition"><text:span text:style-name="T401">pstartmenu</text:span></text:span><text:span text:style-name="Definition"><text:span text:style-name="T390"><text:tab/><text:tab/><text:tab/></text:span></text:span><text:span text:style-name="Definition"><text:span text:style-name="T390"><draw:control text:anchor-type="as-char" svg:y="-0.429cm" draw:z-index="17" draw:name="Opstartmenu" draw:style-name="gr2" draw:text-style-name="P105" svg:width="6.061cm" svg:height="0.6cm" draw:control="control18"><svg:title>Opstartmenu</svg:title><svg:desc>Toets voor het opstartmenu ("bootmenu")</svg:desc></draw:control></text:span></text:span><text:span text:style-name="Definition"><text:span text:style-name="T390"><text:tab/></text:span></text:span><text:span text:style-name="Definition"><text:span text:style-name="T393">(</text:span></text:span><text:span text:style-name="Definition"><text:span text:style-name="T394">to</text:span></text:span><text:span text:style-name="Definition"><text:span text:style-name="T398">ets voor het opstartmedium</text:span></text:span><text:span text:style-name="Definition"><text:span text:style-name="T399">)</text:span></text:span></text:p>
      <text:p text:style-name="P2"><text:span text:style-name="Definition"><text:span text:style-name="T405">i</text:span></text:span><text:span text:style-name="Definition"><text:span text:style-name="T406">nstellingen</text:span></text:span><text:span text:style-name="T393"><text:tab/><text:tab/> <text:tab/></text:span><text:span text:style-name="T393"><draw:control text:anchor-type="as-char" svg:y="-0.429cm" draw:z-index="13" draw:name="Instellingen" draw:style-name="gr2" draw:text-style-name="P105" svg:width="6.061cm" svg:height="0.6cm" draw:control="control14"><svg:title>Instellingen</svg:title><svg:desc>Toets voor het BIOS/UEFI-scherm ("setup")</svg:desc></draw:control></text:span><text:span text:style-name="T393"><text:tab/>(</text:span><text:span text:style-name="T394">toets voor het BIOS/UEFI-scherm</text:span><text:span text:style-name="T393">)</text:span></text:p>
      <text:p text:style-name="P5"><text:span text:style-name="Definition"><text:span text:style-name="T402">g</text:span></text:span><text:span text:style-name="Definition"><text:span text:style-name="T401">ebruiker</text:span></text:span><text:span text:style-name="Definition"><text:span text:style-name="T403">2</text:span></text:span><text:span text:style-name="Definition"><text:span text:style-name="T389"><text:tab/></text:span></text:span><text:span text:style-name="Definition"><text:span text:style-name="T408"> <text:tab/><text:tab/></text:span></text:span><text:span text:style-name="T390"><draw:control text:anchor-type="as-char" svg:y="-0.429cm" draw:z-index="26" draw:name="Gebruiker 1" draw:style-name="gr2" draw:text-style-name="P105" svg:width="6.061cm" svg:height="0.6cm" draw:control="control27"><svg:title>Gebruiker</svg:title><svg:desc>Volledige naam, bijv. Jan Stek</svg:desc></draw:control></text:span><text:span text:style-name="T390"><text:tab/></text:span><text:span text:style-name="T391">(</text:span><text:span text:style-name="T385">volledige naam </text:span><text:span text:style-name="T388">evt. 2</text:span><text:span text:style-name="T409">e</text:span><text:span text:style-name="T388"> gebruiker</text:span><text:span text:style-name="T386">)</text:span></text:p>
      <text:p text:style-name="P95"><text:span text:style-name="Definition"><text:span text:style-name="T402">g</text:span></text:span><text:span text:style-name="Definition"><text:span text:style-name="T401">ebruikersnaam</text:span></text:span><text:span text:style-name="Definition"><text:span text:style-name="T403">2</text:span></text:span><text:span text:style-name="Definition"><text:span text:style-name="T384"><text:tab/></text:span></text:span><text:span text:style-name="Definition"><text:span text:style-name="T384"><draw:control text:anchor-type="as-char" svg:y="-0.429cm" draw:z-index="27" draw:name="Gberuikersnaam 1" draw:style-name="gr2" draw:text-style-name="P105" svg:width="6.061cm" svg:height="0.6cm" draw:control="control28"><svg:title>Gebruikersnaam</svg:title><svg:desc>Korte naam, bijv. jan</svg:desc></draw:control></text:span></text:span><text:span text:style-name="Definition"><text:span text:style-name="T384"><text:tab/></text:span></text:span><text:span text:style-name="T427">(korte naam</text:span><text:span text:style-name="T327"> </text:span><text:span text:style-name="T400">evt. 2</text:span><text:span text:style-name="T410">e</text:span><text:span text:style-name="T400"> gebruiker</text:span><text:span text:style-name="T427">)</text:span></text:p>
      <text:p text:style-name="P5"><text:span text:style-name="T328">Vervang </text:span><text:span text:style-name="Definition"><text:span text:style-name="T429">schuingedrukte</text:span></text:span><text:span text:style-name="T328"> </text:span><text:span text:style-name="T329">woorden </text:span><text:span text:style-name="T328">in deze checklist door </text:span><text:span text:style-name="T329">boven</text:span><text:span text:style-name="T328">staande waarden.</text:span></text:p>
      <text:p text:style-name="P12"/>
      <text:p text:style-name="P1"><text:span text:style-name="Strong_20_Emphasis"><text:span text:style-name="T336"/></text:span></text:p>
      <text:p text:style-name="P4"><text:span text:style-name="T330">Nog niet op Linux?<text:tab/></text:span><text:span text:style-name="T334"><text:tab/></text:span><text:span text:style-name="T335">G</text:span><text:span text:style-name="T331">ebruik </text:span><text:span text:style-name="Strong_20_Emphasis"><text:span text:style-name="T338">Checklist migratie</text:span></text:span><text:span text:style-name="T331"> op </text:span><text:a xlink:type="simple" xlink:href="https://karelzimer.nl/" text:style-name="Internet_20_link" text:visited-style-name="Visited_20_Internet_20_Link"><text:span text:style-name="Internet_20_link"><text:span text:style-name="T428">karelzimmer.nl</text:span></text:span></text:a><text:span text:style-name="T332"> onder </text:span><text:span text:style-name="T337">Linux</text:span><text:span text:style-name="T333">.</text:span></text:p>
      <text:p text:style-name="P50"><text:span text:style-name="T290">Nieuwe installatie?<text:tab/></text:span><text:span text:style-name="T292"></text:span><text:span text:style-name="T294"><text:tab/></text:span><text:span text:style-name="T293">B</text:span><text:span text:style-name="T290">egin bij hoofdstuk </text:span><text:span text:style-name="T295"><text:bookmark-ref text:reference-format="page" text:ref-name="__RefNumPara__4009_1271708128">2</text:bookmark-ref></text:span><text:span text:style-name="T290"><text:s text:c="2"/></text:span><text:span text:style-name="T296"><text:bookmark-ref text:reference-format="text" text:ref-name="__RefNumPara__4009_1271708128">Installatie uitvoeren</text:bookmark-ref></text:span><text:span text:style-name="T291">.</text:span></text:p>
      <text:p text:style-name="P26"/>
      <text:list xml:id="list3032360960" text:style-name="L1">
        <text:list-item>
          <text:p text:style-name="P101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230733332880">
          <table:table-cell table:style-name="_31_._5f_Installatie_5f_voorbereiden.A1" office:value-type="string">
            <text:p text:style-name="P69"><text:span text:style-name="Strong_20_Emphasis"><text:span text:style-name="T101"><text:s/></text:span></text:span><text:span text:style-name="Strong_20_Emphasis"><text:span text:style-name="T165"><draw:control text:anchor-type="as-char" draw:z-index="25" draw:name="Vorm3_ 1" draw:style-name="gr1" draw:text-style-name="P104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9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4">sudo </text:span></text:span><text:span text:style-name="User_20_Entry"><text:span text:style-name="T286">more</text:span></text:span><text:span text:style-name="User_20_Entry"><text:span text:style-name="T284"> </text:span></text:span><text:span text:style-name="User_20_Entry"><text:span text:style-name="T285">/etc/NetworkManager/system-connections/</text:span></text:span><text:span text:style-name="User_20_Entry"><text:span text:style-name="T284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230734708672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230734708960">
          <table:table-cell table:style-name="_31_._5f_Installatie_5f_voorbereiden.A1" office:value-type="string">
            <text:p text:style-name="P67"><text:span text:style-name="Strong_20_Emphasis"><text:span text:style-name="T101"><text:s/></text:span></text:span><text:span text:style-name="Strong_20_Emphasis"><text:span text:style-name="T165"><draw:control text:anchor-type="as-char" draw:z-index="20" draw:name="Vorm3_0" draw:style-name="gr1" draw:text-style-name="P104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1">Aanmelden als </text:span></text:span><text:span text:style-name="Definition"><text:span text:style-name="T431">gebruike</text:span></text:span><text:span text:style-name="Definition"><text:span text:style-name="T432">r</text:span></text:span><text:span text:style-name="Strong_20_Emphasis"><text:span text:style-name="T102"><text:note text:id="ftn3" text:note-class="footnote"><text:note-citation>3</text:note-citation><text:note-body><text:p text:style-name="P87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230734709248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230734709536">
          <table:table-cell table:style-name="_31_._5f_Installatie_5f_voorberei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0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</text:span></text:span></text:p>
          </table:table-cell>
        </table:table-row>
        <table:table-row table:style-name="TableLine94230734709824">
          <table:table-cell table:style-name="_31_._5f_Installatie_5f_voorbereiden.A1" office:value-type="string">
            <text:p text:style-name="P76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6"><text:span text:style-name="T436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26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279">wget karelzimmer.nl/</text:span></text:span><text:span text:style-name="User_20_Entry"><text:span text:style-name="T280">kz</text:span></text:span><text:span text:style-name="User_20_Entry"><text:span text:style-name="T259"><text:line-break/></text:span></text:span><text:span text:style-name="User_20_Entry"><text:span text:style-name="T279">bash </text:span></text:span><text:span text:style-name="User_20_Entry"><text:span text:style-name="T280">kz</text:span></text:span></text:p>
          </table:table-cell>
        </table:table-row>
        <table:table-row table:style-name="TableLine94230734710112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81"><text:span text:style-name="T436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230734710400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230734710688">
          <table:table-cell table:style-name="_31_._5f_Installatie_5f_voorbereiden.A1" office:value-type="string">
            <text:p text:style-name="P61"><text:span text:style-name="Strong_20_Emphasis"><text:span text:style-name="T118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104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30">Bereid de installatie voor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1">druk </text:span></text:span><text:span text:style-name="Strong_20_Emphasis"><text:span text:style-name="T132">op de </text:span></text:span><text:span text:style-name="Strong_20_Emphasis"><text:span text:style-name="T133">Super</text:span></text:span><text:span text:style-name="Strong_20_Emphasis"><text:span text:style-name="T132">-toets</text:span></text:span><text:span text:style-name="Strong_20_Emphasis"><text:span text:style-name="T50"><text:note text:id="ftn4" text:note-class="footnote"><text:note-citation>4</text:note-citation><text:note-body><text:p text:style-name="P85"><text:span text:style-name="T287">D</text:span>e <text:span text:style-name="T417">Super</text:span>-toets <text:span text:style-name="T287">is </text:span>de Windows<text:span text:style-name="T421">-</text:span><text:span text:style-name="T416">toets</text:span>, <text:span text:style-name="T421">C</text:span>ommand-<text:span text:style-name="T416">toets</text:span>, of <text:span text:style-name="T421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34">t</text:span></text:span><text:span text:style-name="Strong_20_Emphasis"><text:span text:style-name="T135">yp </text:span></text:span><text:span text:style-name="Strong_20_Emphasis"><text:span text:style-name="T209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37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</text:span></text:span><text:span text:style-name="Strong_20_Emphasis"><text:span text:style-name="T168">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2">.</text:span></text:span></text:p>
          </table:table-cell>
        </table:table-row>
        <table:table-row table:style-name="TableLine94230734710976">
          <table:table-cell table:style-name="_31_._5f_Installatie_5f_voorbereiden.A1" office:value-type="string">
            <text:p text:style-name="P77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39">K</text:span></text:span><text:span text:style-name="Strong_20_Emphasis"><text:span text:style-name="T140">ie</text:span></text:span><text:span text:style-name="Strong_20_Emphasis"><text:span text:style-name="T141">s</text:span></text:span><text:span text:style-name="Strong_20_Emphasis"><text:span text:style-name="T129"> </text:span></text:span><text:span text:style-name="Strong_20_Emphasis"><text:span text:style-name="T249">1</text:span></text:span><text:span text:style-name="Strong_20_Emphasis"><text:span text:style-name="T250"> </text:span></text:span><text:span text:style-name="Strong_20_Emphasis"><text:span text:style-name="T251">In</text:span></text:span><text:span text:style-name="Strong_20_Emphasis"><text:span text:style-name="T225">stallatie voorbereiden</text:span></text:span><text:span text:style-name="Strong_20_Emphasis"><text:span text:style-name="T142"> </text:span></text:span><text:span text:style-name="Strong_20_Emphasis"><text:span text:style-name="T128">en volg </text:span></text:span><text:span text:style-name="Strong_20_Emphasis"><text:span text:style-name="T129">de aanwijzingen op het scherm.</text:span></text:span></text:p>
          </table:table-cell>
        </table:table-row>
      </table:table>
      <text:p text:style-name="P15"/>
      <text:list xml:id="list91113715387819" text:continue-numbering="true" text:style-name="L1">
        <text:list-item>
          <text:p text:style-name="P102"><text:bookmark-start text:name="__RefNumPara__4009_1271708128"/><text:span text:style-name="Strong_20_Emphasis"><text:span text:style-name="T425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30734681280">
          <table:table-cell table:style-name="_32_._5f_Installatie_5f_uitvoer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2" draw:name="Vorm9" draw:style-name="gr1" draw:text-style-name="P10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8">Start de computer op vanaf </text:span><text:span text:style-name="T351">een </text:span><text:span text:style-name="T351"><text:reference-ref text:reference-format="text" text:ref-name="Distributie">Ubuntu</text:reference-ref></text:span><text:span text:style-name="T351"><text:s/></text:span><text:span text:style-name="T8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4"><text:span text:style-name="T411">Vanaf ee</text:span>n Live <text:span text:style-name="T415">USB-stick of </text:span><text:span text:style-name="T288">C</text:span><text:span text:style-name="T415">D</text:span><text:span text:style-name="T3"> </text:span>kunt <text:span text:style-name="T411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6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413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412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8"> of </text:span><text:span text:style-name="T49">C</text:span><text:span text:style-name="T278">D</text:span><text:span text:style-name="T278"><text:note text:id="ftn7" text:note-class="footnote"><text:note-citation>3</text:note-citation><text:note-body><text:p text:style-name="Footnote"><text:span text:style-name="T447">Waar </text:span>in deze checklist “CD” <text:span text:style-name="T447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4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46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37">instellingen</text:span></text:span><text:span text:style-name="T260">.</text:span></text:p>
          </table:table-cell>
        </table:table-row>
        <table:table-row table:style-name="TableLine94230734687360">
          <table:table-cell table:style-name="_32_._5f_Installatie_5f_uitvoeren.A1" office:value-type="string">
            <text:p text:style-name="P61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69">Kies</text:span></text:span><text:span text:style-name="Strong_20_Emphasis"><text:span text:style-name="T54"> </text:span></text:span><text:span text:style-name="Strong_20_Emphasis"><text:span text:style-name="T170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230734689984">
          <table:table-cell table:style-name="_32_._5f_Installatie_5f_uitvoeren.A1" office:value-type="string">
            <text:p text:style-name="P61"><text:span text:style-name="Strong_20_Emphasis"><text:span text:style-name="T436"/></text:span></text:p>
          </table:table-cell>
          <table:table-cell table:style-name="_32_._5f_Installatie_5f_uitvoeren.A1" office:value-type="string">
            <text:p text:style-name="P20"><text:span text:style-name="T340">Kies </text:span><text:span text:style-name="T339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40">.</text:span></text:p>
          </table:table-cell>
        </table:table-row>
        <table:table-row table:style-name="TableLine9423073468414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1"><text:span text:style-name="Strong_20_Emphasis"><text:span text:style-name="T436"><text:s/></text:span></text:span><text:span text:style-name="T118"><draw:control text:anchor-type="as-char" draw:z-index="3" draw:name="Vorm12" draw:style-name="gr1" draw:text-style-name="P104" svg:width="0.35cm" svg:height="0.35cm" draw:control="control4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4">Wel</text:span></text:span><text:span text:style-name="Strong_20_Emphasis"><text:span text:style-name="T224">k</text:span></text:span><text:span text:style-name="Strong_20_Emphasis"><text:span text:style-name="T235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6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230734926352">
          <table:table-cell table:style-name="_32_._5f_Installatie_5f_uitvoeren.A1" office:value-type="string">
            <text:p text:style-name="P61"><text:span text:style-name="Strong_20_Emphasis"><text:span text:style-name="T436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181">O</text:span></text:span><text:span text:style-name="Strong_20_Emphasis"><text:span text:style-name="T182">p </text:span></text:span><text:span text:style-name="Strong_20_Emphasis"><text:span text:style-name="T183">het </text:span></text:span><text:span text:style-name="Strong_20_Emphasis"><text:span text:style-name="T184">scherm </text:span></text:span><text:span text:style-name="Strong_20_Emphasis"><text:span text:style-name="T236">Toetsenbord</text:span></text:span><text:span text:style-name="Strong_20_Emphasis"><text:span text:style-name="T237">indeling</text:span></text:span><text:span text:style-name="Strong_20_Emphasis"><text:span text:style-name="T184"> </text:span></text:span><text:span text:style-name="Strong_20_Emphasis"><text:span text:style-name="T185">controleer </text:span></text:span><text:span text:style-name="Strong_20_Emphasis"><text:span text:style-name="T186">de </text:span></text:span><text:span text:style-name="Strong_20_Emphasis"><text:span text:style-name="T187">te gebruiken </text:span></text:span><text:span text:style-name="Strong_20_Emphasis"><text:span text:style-name="T185">toetsenbordindeling </text:span></text:span><text:span text:style-name="Strong_20_Emphasis"><text:span text:style-name="T188">en </text:span></text:span><text:span text:style-name="Strong_20_Emphasis"><text:span text:style-name="T181">klik </text:span></text:span><text:span text:style-name="Strong_20_Emphasis"><text:span text:style-name="T184">op </text:span></text:span><text:span text:style-name="Strong_20_Emphasis"><text:span text:style-name="T231">Verder</text:span></text:span><text:span text:style-name="Strong_20_Emphasis"><text:span text:style-name="T184">.</text:span></text:span></text:p>
          </table:table-cell>
        </table:table-row>
        <table:table-row table:style-name="TableLine94230734926640">
          <table:table-cell table:style-name="_32_._5f_Installatie_5f_uitvoeren.A1" office:value-type="string">
            <text:p text:style-name="P61"><text:span text:style-name="Strong_20_Emphasis"><text:span text:style-name="T436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8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230734926928">
          <table:table-cell table:style-name="_32_._5f_Installatie_5f_uitvoeren.A1" office:value-type="string">
            <text:p text:style-name="P61"><text:span text:style-name="Strong_20_Emphasis"><text:span text:style-name="T436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9">Bijgewerkte pakketten en andere programmatuur</text:span></text:span><text:span text:style-name="Strong_20_Emphasis"><text:span text:style-name="T240"> </text:span></text:span><text:span text:style-name="T53">klik op </text:span><text:span text:style-name="Strong_20_Emphasis"><text:span text:style-name="T226">Verder</text:span></text:span><text:span text:style-name="Strong_20_Emphasis"><text:span text:style-name="T53">.</text:span></text:span></text:p>
          </table:table-cell>
        </table:table-row>
        <table:table-row table:style-name="TableLine9423073492721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230734927504">
          <table:table-cell table:style-name="_32_._5f_Installatie_5f_uitvoeren.A1" office:value-type="string">
            <text:p text:style-name="P61"><text:span text:style-name="Strong_20_Emphasis"><text:span text:style-name="T436"><text:s/></text:span></text:span><text:span text:style-name="T118"><draw:control text:anchor-type="as-char" draw:z-index="4" draw:name="Vorm16" draw:style-name="gr1" draw:text-style-name="P104" svg:width="0.35cm" svg:height="0.35cm" draw:control="control5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Installatietype</text:span></text:span><text:span text:style-name="Strong_20_Emphasis"><text:span text:style-name="T189"> </text:span></text:span><text:span text:style-name="Strong_20_Emphasis"><text:span text:style-name="T190">selecteer</text:span></text:span><text:span text:style-name="Strong_20_Emphasis"><text:span text:style-name="T191"> </text:span></text:span><text:span text:style-name="Strong_20_Emphasis"><text:span text:style-name="T354">het gewenste </text:span></text:span><text:span text:style-name="Strong_20_Emphasis"><text:span text:style-name="T371">Installatie type</text:span></text:span><text:span text:style-name="Strong_20_Emphasis"><text:span text:style-name="T354">.</text:span></text:span></text:p>
          </table:table-cell>
        </table:table-row>
        <table:table-row table:style-name="TableLine94230734927792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90"><text:span text:style-name="Strong_20_Emphasis"><text:span text:style-name="T355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1">Verder</text:span></text:span><text:span text:style-name="Strong_20_Emphasis"><text:span text:style-name="T95"> en </text:span></text:span><text:span text:style-name="Strong_20_Emphasis"><text:span text:style-name="T175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3">k</text:span></text:span><text:span text:style-name="Strong_20_Emphasis"><text:span text:style-name="T204">lik op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204">.</text:span></text:span></text:p>
          </table:table-cell>
        </table:table-row>
        <table:table-row table:style-name="TableLine94230734928080">
          <table:table-cell table:style-name="_32_._5f_Installatie_5f_uitvoeren.A1" office:value-type="string">
            <text:p text:style-name="P79"><text:span text:style-name="Strong_20_Emphasis"><text:span text:style-name="T436"/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8">Verder</text:span></text:span><text:span text:style-name="Strong_20_Emphasis"><text:span text:style-name="T75">.</text:span></text:span></text:p>
          </table:table-cell>
        </table:table-row>
        <table:table-row table:style-name="TableLine94230734928368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230734928656">
          <table:table-cell table:style-name="_32_._5f_Installatie_5f_uitvoeren.A1" office:value-type="string">
            <text:p text:style-name="P61"><text:span text:style-name="Strong_20_Emphasis"><text:span text:style-name="T436"><text:s/></text:span></text:span><text:span text:style-name="T118"><draw:control text:anchor-type="as-char" draw:z-index="5" draw:name="Vorm19" draw:style-name="gr1" draw:text-style-name="P104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56">O</text:span></text:span><text:span text:style-name="Strong_20_Emphasis"><text:span text:style-name="T357">p </text:span></text:span><text:span text:style-name="Strong_20_Emphasis"><text:span text:style-name="T358">het </text:span></text:span><text:span text:style-name="Strong_20_Emphasis"><text:span text:style-name="T359">scherm </text:span></text:span><text:span text:style-name="Strong_20_Emphasis"><text:span text:style-name="T372">Waar bevindt u zich?</text:span></text:span><text:span text:style-name="Strong_20_Emphasis"><text:span text:style-name="T359"> </text:span></text:span><text:span text:style-name="Strong_20_Emphasis"><text:span text:style-name="T360">controleer </text:span></text:span><text:span text:style-name="Strong_20_Emphasis"><text:span text:style-name="T361">de </text:span></text:span><text:span text:style-name="Strong_20_Emphasis"><text:span text:style-name="T360">locatie en </text:span></text:span><text:span text:style-name="Strong_20_Emphasis"><text:span text:style-name="T356">klik </text:span></text:span><text:span text:style-name="Strong_20_Emphasis"><text:span text:style-name="T359">op </text:span></text:span><text:span text:style-name="Strong_20_Emphasis"><text:span text:style-name="T372">Verder</text:span></text:span><text:span text:style-name="Strong_20_Emphasis"><text:span text:style-name="T359">.</text:span></text:span></text:p>
          </table:table-cell>
        </table:table-row>
        <table:table-row table:style-name="TableLine94230734928944">
          <table:table-cell table:style-name="_32_._5f_Installatie_5f_uitvoeren.A1" office:value-type="string">
            <text:p text:style-name="P61"><text:span text:style-name="Strong_20_Emphasis"><text:span text:style-name="T436"/></text:span></text:p>
          </table:table-cell>
          <table:table-cell table:style-name="_32_._5f_Installatie_5f_uitvoeren.A1" office:value-type="string">
            <text:p text:style-name="P7"><text:span text:style-name="T373">Op </text:span><text:span text:style-name="T374">het </text:span><text:span text:style-name="T372">scherm </text:span><text:span text:style-name="Strong_20_Emphasis"><text:span text:style-name="T372">Wie bent u?</text:span></text:span><text:span text:style-name="T372"> </text:span><text:span text:style-name="T373">vul </text:span><text:span text:style-name="T375">in </text:span><text:span text:style-name="Strong_20_Emphasis"><text:span text:style-name="T376">Uw n</text:span></text:span><text:span text:style-name="Strong_20_Emphasis"><text:span text:style-name="T377">aam</text:span></text:span><text:span text:style-name="Strong_20_Emphasis"><text:span text:style-name="T362"> </text:span></text:span><text:span text:style-name="Definition"><text:span text:style-name="T438">gebruiker</text:span></text:span><text:span text:style-name="Strong_20_Emphasis"><text:span text:style-name="T363">, <text:line-break/></text:span></text:span><text:span text:style-name="Strong_20_Emphasis"><text:span text:style-name="T377">Naam </text:span></text:span><text:span text:style-name="Strong_20_Emphasis"><text:span text:style-name="T376">van uw </text:span></text:span><text:span text:style-name="Strong_20_Emphasis"><text:span text:style-name="T378">computer</text:span></text:span><text:span text:style-name="Definition"><text:span text:style-name="T434"> </text:span></text:span><text:span text:style-name="Definition"><text:span text:style-name="T438">computernaam</text:span></text:span><text:span text:style-name="Strong_20_Emphasis"><text:span text:style-name="T362">,<text:line-break/></text:span></text:span><text:span text:style-name="Strong_20_Emphasis"><text:span text:style-name="T376">Kies een g</text:span></text:span><text:span text:style-name="Strong_20_Emphasis"><text:span text:style-name="T378">ebruikersnaam</text:span></text:span><text:span text:style-name="Strong_20_Emphasis"><text:span text:style-name="T362"> </text:span></text:span><text:span text:style-name="Definition"><text:span text:style-name="T438">gebruikersnaam</text:span></text:span><text:span text:style-name="Strong_20_Emphasis"><text:span text:style-name="T362">,<text:line-break/></text:span></text:span><text:span text:style-name="Strong_20_Emphasis"><text:span text:style-name="T364">g</text:span></text:span><text:span text:style-name="Strong_20_Emphasis"><text:span text:style-name="T353">eef tweemaal een </text:span></text:span><text:span text:style-name="Strong_20_Emphasis"><text:span text:style-name="T370">wachtwoord</text:span></text:span><text:span text:style-name="Strong_20_Emphasis"><text:span text:style-name="T353">,</text:span></text:span><text:span text:style-name="Strong_20_Emphasis"><text:span text:style-name="T367"> </text:span></text:span><text:span text:style-name="Strong_20_Emphasis"><text:span text:style-name="T368">en</text:span></text:span><text:span text:style-name="Strong_20_Emphasis"><text:span text:style-name="T367"> </text:span></text:span><text:span text:style-name="Strong_20_Emphasis"><text:span text:style-name="T369">k</text:span></text:span><text:span text:style-name="Strong_20_Emphasis"><text:span text:style-name="T353">lik op </text:span></text:span><text:span text:style-name="Strong_20_Emphasis"><text:span text:style-name="T370">Verder</text:span></text:span><text:span text:style-name="Strong_20_Emphasis"><text:span text:style-name="T353">.</text:span></text:span></text:p>
          </table:table-cell>
        </table:table-row>
        <table:table-row table:style-name="TableLine9423073492923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230734929520">
          <table:table-cell table:style-name="_32_._5f_Installatie_5f_uitvoeren.A1" office:value-type="string">
            <text:p text:style-name="P61"><text:span text:style-name="Strong_20_Emphasis"><text:span text:style-name="T436"><text:s/></text:span></text:span><text:span text:style-name="T118"><draw:control text:anchor-type="as-char" draw:z-index="6" draw:name="Vorm21" draw:style-name="gr1" draw:text-style-name="P104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5">O</text:span></text:span><text:span text:style-name="Strong_20_Emphasis"><text:span text:style-name="T366">p het scherm </text:span></text:span><text:span text:style-name="Strong_20_Emphasis"><text:span text:style-name="T379">Installatie voltooid</text:span></text:span><text:span text:style-name="Strong_20_Emphasis"><text:span text:style-name="T366"> </text:span></text:span><text:span text:style-name="Strong_20_Emphasis"><text:span text:style-name="T365">klik </text:span></text:span><text:span text:style-name="Strong_20_Emphasis"><text:span text:style-name="T353">op </text:span></text:span><text:span text:style-name="Strong_20_Emphasis"><text:span text:style-name="T370">Nu herstarten</text:span></text:span><text:span text:style-name="Strong_20_Emphasis"><text:span text:style-name="T353">.</text:span></text:span></text:p>
          </table:table-cell>
        </table:table-row>
        <table:table-row table:style-name="TableLine9423073492980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230734930096">
          <table:table-cell table:style-name="_32_._5f_Installatie_5f_uitvoer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7" draw:name="Vorm22" draw:style-name="gr1" draw:text-style-name="P10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92">Verwijder </text:span></text:span><text:span text:style-name="Strong_20_Emphasis"><text:span text:style-name="T193">het </text:span></text:span><text:span text:style-name="Strong_20_Emphasis"><text:span text:style-name="T192">installatiemedium (</text:span></text:span><text:span text:style-name="Strong_20_Emphasis"><text:span text:style-name="T194">USB-stick of </text:span></text:span><text:span text:style-name="Strong_20_Emphasis"><text:span text:style-name="T173">C</text:span></text:span><text:span text:style-name="Strong_20_Emphasis"><text:span text:style-name="T194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2">) </text:span></text:span><text:span text:style-name="Strong_20_Emphasis"><text:span text:style-name="T195">en</text:span></text:span><text:span text:style-name="Strong_20_Emphasis"><text:span text:style-name="T192"> </text:span></text:span><text:span text:style-name="Strong_20_Emphasis"><text:span text:style-name="T196">druk </text:span></text:span><text:span text:style-name="Strong_20_Emphasis"><text:span text:style-name="T197">op</text:span></text:span><text:span text:style-name="Strong_20_Emphasis"><text:span text:style-name="T196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8">.</text:span></text:span></text:p>
          </table:table-cell>
        </table:table-row>
      </table:table>
      <text:p text:style-name="P53"><text:span text:style-name="Strong_20_Emphasis"><text:span text:style-name="T196"/></text:span></text:p>
      <text:list xml:id="list91114032268141" text:continue-numbering="true" text:style-name="L1">
        <text:list-item>
          <text:p text:style-name="P100"><text:span text:style-name="Strong_20_Emphasis"><text:span text:style-name="T242">Installatie </text:span></text:span><text:span text:style-name="Strong_20_Emphasis"><text:span text:style-name="T243">afronden</text:span></text:span></text:p>
        </text:list-item>
      </text:list>
      <text:p text:style-name="P57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30734890608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8" draw:name="Vorm24" draw:style-name="gr1" draw:text-style-name="P10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85">Aanmelden als </text:span></text:span><text:span text:style-name="Definition"><text:span text:style-name="T430">gebruiker</text:span></text:span><text:span text:style-name="Strong_20_Emphasis"><text:span text:style-name="T85">.</text:span></text:span></text:p>
          </table:table-cell>
        </table:table-row>
        <table:table-row table:style-name="TableLine9423073501025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60"><text:span text:style-name="Strong_20_Emphasis"><text:span text:style-name="T199"/></text:span></text:p>
          </table:table-cell>
        </table:table-row>
        <table:table-row table:style-name="TableLine94230735035568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9" draw:name="Vorm25" draw:style-name="gr1" draw:text-style-name="P10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2">Overslaan</text:span></text:span><text:span text:style-name="Strong_20_Emphasis"><text:span text:style-name="T98"> en </text:span></text:span><text:span text:style-name="Strong_20_Emphasis"><text:span text:style-name="T244">Volgende</text:span></text:span><text:span text:style-name="Strong_20_Emphasis"><text:span text:style-name="T199">.</text:span></text:span></text:p>
          </table:table-cell>
        </table:table-row>
        <table:table-row table:style-name="TableLine94230735081088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5">Klaar om te beginnen </text:span></text:span><text:span text:style-name="Strong_20_Emphasis"><text:span text:style-name="T199">klik op </text:span></text:span><text:span text:style-name="Strong_20_Emphasis"><text:span text:style-name="T244">Vol</text:span></text:span><text:span text:style-name="Strong_20_Emphasis"><text:span text:style-name="T246">tooid</text:span></text:span><text:span text:style-name="Strong_20_Emphasis"><text:span text:style-name="T199">.</text:span></text:span></text:p>
          </table:table-cell>
        </table:table-row>
        <table:table-row table:style-name="TableLine9423073509870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230735103008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0" draw:name="Vorm27" draw:style-name="gr1" draw:text-style-name="P104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3">Standaard</text:span></text:span><text:span text:style-name="Strong_20_Emphasis"><text:span text:style-name="T99"> of </text:span></text:span><text:span text:style-name="Strong_20_Emphasis"><text:span text:style-name="T223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200">s</text:span></text:span><text:span text:style-name="Strong_20_Emphasis"><text:span text:style-name="T202"> </text:span></text:span><text:span text:style-name="Strong_20_Emphasis"><text:span text:style-name="T201">toe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6">druk op de </text:span></text:span><text:span text:style-name="Strong_20_Emphasis"><text:span text:style-name="T133">Super</text:span></text:span><text:span text:style-name="Strong_20_Emphasis"><text:span text:style-name="T136">-toets</text:span></text:span><text:span text:style-name="Strong_20_Emphasis"><text:span text:style-name="T136"><text:note text:id="ftn8" text:note-class="footnote"><text:note-citation>1</text:note-citation><text:note-body><text:p text:style-name="P51"><text:span text:style-name="T306">De </text:span><text:span text:style-name="T307">Super</text:span><text:span text:style-name="T306">-toets is de Windows</text:span><text:span text:style-name="T308">-</text:span><text:span text:style-name="T309">toets</text:span><text:span text:style-name="T306">, </text:span><text:span text:style-name="T308">C</text:span><text:span text:style-name="T306">ommand-</text:span><text:span text:style-name="T309">toets</text:span><text:span text:style-name="T306">, of </text:span><text:span text:style-name="T308">V</text:span><text:span text:style-name="T306">ergrootglas-toets.</text:span>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1">geb</text:span></text:span><text:span text:style-name="Strong_20_Emphasis"><text:span text:style-name="T212">r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</text:span></text:span><text:span text:style-name="Strong_20_Emphasis"><text:span text:style-name="T145">bij </text:span></text:span><text:span text:style-name="Strong_20_Emphasis"><text:span text:style-name="T229">Instellingen </text:span></text:span><text:span text:style-name="Strong_20_Emphasis"><text:span text:style-name="T146">rechts o</text:span></text:span><text:span text:style-name="Strong_20_Emphasis"><text:span text:style-name="T120">p </text:span></text:span><text:span text:style-name="Strong_20_Emphasis"><text:span text:style-name="T230">Gebruikers</text:span></text:span><text:span text:style-name="Strong_20_Emphasis"><text:span text:style-name="T147">.</text:span></text:span></text:p>
          </table:table-cell>
        </table:table-row>
        <table:table-row table:style-name="TableLine942307351535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8"><text:span text:style-name="Strong_20_Emphasis"><text:span text:style-name="T174">Klik links</text:span></text:span><text:span text:style-name="Strong_20_Emphasis"><text:span text:style-name="T205"> </text:span></text:span><text:span text:style-name="Strong_20_Emphasis"><text:span text:style-name="T148">op </text:span></text:span><text:span text:style-name="Strong_20_Emphasis"><text:span text:style-name="T213">Ontgrendelen</text:span></text:span><text:span text:style-name="Strong_20_Emphasis"><text:span text:style-name="T148"> </text:span></text:span><text:span text:style-name="Strong_20_Emphasis"><text:span text:style-name="T14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49">.</text:span></text:span></text:p>
          </table:table-cell>
        </table:table-row>
        <table:table-row table:style-name="TableLine9423073512820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8"><text:span text:style-name="Strong_20_Emphasis"><text:span text:style-name="T205">Sluit </text:span></text:span><text:span text:style-name="Strong_20_Emphasis"><text:span text:style-name="T252">Gebruiker toevoegen</text:span></text:span><text:span text:style-name="Strong_20_Emphasis"><text:span text:style-name="T149">.</text:span></text:span></text:p>
          </table:table-cell>
        </table:table-row>
        <table:table-row table:style-name="TableLine9423073509409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230735038768">
          <table:table-cell table:style-name="_33_._5f_Installatie_5f_afronden.A1" office:value-type="string">
            <text:p text:style-name="P43"><text:span text:style-name="Strong_20_Emphasis"><text:span text:style-name="T106"><text:s/></text:span></text:span><text:span text:style-name="Strong_20_Emphasis"><text:span text:style-name="T166"><draw:control text:anchor-type="as-char" draw:z-index="24" draw:name="Vorm 2" draw:style-name="gr1" draw:text-style-name="P104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7">Controleer </text:span></text:span><text:span text:style-name="Strong_20_Emphasis"><text:span text:style-name="T178">of er </text:span></text:span><text:span text:style-name="Strong_20_Emphasis"><text:span text:style-name="T179">extra stuurprogramma's zijn</text:span></text:span><text:span text:style-name="Strong_20_Emphasis"><text:span text:style-name="T178"> </text:span></text:span><text:span text:style-name="Strong_20_Emphasis"><text:span text:style-name="T180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7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8">Ex</text:span></text:span><text:span text:style-name="Strong_20_Emphasis"><text:span text:style-name="T219">tra stuurprogramma's</text:span></text:span><text:span text:style-name="Strong_20_Emphasis"><text:span text:style-name="T107">.</text:span></text:span></text:p>
          </table:table-cell>
        </table:table-row>
        <table:table-row table:style-name="TableLine9423073500980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23073514712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230735152688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1" draw:name="Vorm29" draw:style-name="gr1" draw:text-style-name="P104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30">een </text:span></text:span><text:span text:style-name="Strong_20_Emphasis"><text:span text:style-name="T150">druk</text:span></text:span><text:span text:style-name="Strong_20_Emphasis"><text:span text:style-name="T130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4">upd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54">Updatebeheer</text:span></text:span><text:span text:style-name="Strong_20_Emphasis"><text:span text:style-name="T151">.</text:span></text:span></text:p>
          </table:table-cell>
        </table:table-row>
        <table:table-row table:style-name="TableLine94230735150000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0"><text:span text:style-name="T341">Als</text:span><text:span text:style-name="T342"> </text:span><text:span text:style-name="T343">er </text:span><text:span text:style-name="T342">updates beschikbaar zijn, k</text:span><text:span text:style-name="T344">lik op </text:span><text:span text:style-name="Strong_20_Emphasis"><text:span text:style-name="T344">Nu installeren</text:span></text:span><text:span text:style-name="T344">.</text:span></text:p>
          </table:table-cell>
        </table:table-row>
        <table:table-row table:style-name="TableLine94230735151616">
          <table:table-cell table:style-name="_33_._5f_Installatie_5f_afronden.A1" office:value-type="string">
            <text:p text:style-name="P62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60"><text:span text:style-name="T345">A</text:span><text:span text:style-name="T436">ls </text:span><text:span text:style-name="Strong_20_Emphasis"><text:span text:style-name="T346">Updatebeheer </text:span></text:span><text:span text:style-name="T436">hierom vraagt, </text:span><text:span text:style-name="T439">h</text:span><text:span text:style-name="T436">erstart </text:span><text:span text:style-name="T440">de</text:span><text:span text:style-name="T436"> computer </text:span><text:span text:style-name="T441">en daarna weer aanmelden als </text:span><text:span text:style-name="Definition"><text:span text:style-name="T433">gebruiker</text:span></text:span><text:span text:style-name="T436">.</text:span></text:p>
          </table:table-cell>
        </table:table-row>
        <table:table-row table:style-name="TableLine9423073512995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230735132096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8" draw:name="Vorm4_1" draw:style-name="gr1" draw:text-style-name="P104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 </text:span></text:span></text:p>
          </table:table-cell>
        </table:table-row>
        <table:table-row table:style-name="TableLine94230735114480">
          <table:table-cell table:style-name="_33_._5f_Installatie_5f_afronden.A1" office:value-type="string">
            <text:p text:style-name="P66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71"><text:span text:style-name="T442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52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230735132768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82"><text:span text:style-name="T436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230735133472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230735145680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2" draw:name="Vorm37" draw:style-name="gr1" draw:text-style-name="P104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153">Rond de</text:span></text:span><text:span text:style-name="Strong_20_Emphasis"><text:span text:style-name="T154"> installatie </text:span></text:span><text:span text:style-name="Strong_20_Emphasis"><text:span text:style-name="T153">af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230735146464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3</text:span></text:span><text:span text:style-name="Strong_20_Emphasis"><text:span text:style-name="T206"> </text:span></text:span><text:span text:style-name="Strong_20_Emphasis"><text:span text:style-name="T256">Installatie</text:span></text:span><text:span text:style-name="Strong_20_Emphasis"><text:span text:style-name="T257"> </text:span></text:span><text:span text:style-name="Strong_20_Emphasis"><text:span text:style-name="T258">afrond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.</text:span></text:span></text:p>
          </table:table-cell>
        </table:table-row>
        <table:table-row table:style-name="TableLine94230735137392"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230735138176">
          <table:table-cell table:style-name="_33_._5f_Installatie_5f_afronden.A1" office:value-type="string">
            <text:p text:style-name="P92"><text:span text:style-name="Strong_20_Emphasis"><text:span text:style-name="T118"><text:s/></text:span></text:span><text:span text:style-name="Strong_20_Emphasis"><text:span text:style-name="T167"><draw:control text:anchor-type="as-char" draw:z-index="23" draw:name="Vorm 1" draw:style-name="gr1" draw:text-style-name="P10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1">Herstart de computer.</text:p>
          </table:table-cell>
        </table:table-row>
        <table:table-row table:style-name="TableLine94230735135008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1"/>
          </table:table-cell>
        </table:table-row>
        <table:table-row table:style-name="TableLine94230735135792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1">De installatie kan nagelopen worden met bestand <text:span text:style-name="T449">App</text:span><text:span text:style-name="T450">s</text:span> in map <text:span text:style-name="T449">kz</text:span> in <text:span text:style-name="T449">Documenten</text:span>.</text:p>
          </table:table-cell>
        </table:table-row>
      </table:table>
      <text:p text:style-name="P57"><text:span text:style-name="Strong_20_Emphasis"><text:span text:style-name="T85"><text:tab/></text:span></text:span></text:p>
      <text:p text:style-name="P58"><text:span text:style-name="Strong_20_Emphasis"><text:span text:style-name="T142"/></text:span></text:p>
      <text:p text:style-name="P59"><text:span text:style-name="Strong_20_Emphasis"><text:span text:style-name="T129"/></text:span></text:p>
      <text:list xml:id="list91114528974981" text:continue-numbering="true" text:style-name="L1">
        <text:list-item>
          <text:p text:style-name="P103"><text:span text:style-name="Strong_20_Emphasis"><text:span text:style-name="T425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230735136496">
          <table:table-cell table:style-name="Tabel2.A1" office:value-type="string">
            <text:p text:style-name="P72"><text:span text:style-name="Strong_20_Emphasis"><text:span text:style-name="T118"><text:s/></text:span></text:span><text:span text:style-name="Strong_20_Emphasis"><text:span text:style-name="T167"><draw:control text:anchor-type="as-char" draw:z-index="19" draw:name="Vorm40_0" draw:style-name="gr1" draw:text-style-name="P104" svg:width="0.35cm" svg:height="0.35cm" draw:control="control20"/></text:span></text:span></text:p>
          </table:table-cell>
          <table:table-cell table:style-name="Tabel2.A1" office:value-type="string">
            <text:p text:style-name="P25"><text:span text:style-name="Strong_20_Emphasis"><text:span text:style-name="T85">Aanmelden als </text:span></text:span><text:span text:style-name="Definition"><text:span text:style-name="T430">gebruiker</text:span></text:span><text:span text:style-name="Strong_20_Emphasis"><text:span text:style-name="T159"><text:note text:id="ftn9" text:note-class="footnote"><text:note-citation>1</text:note-citation><text:note-body><text:p text:style-name="P88"><text:span text:style-name="User_20_Entry"><text:span text:style-name="T281">E</text:span></text:span><text:span text:style-name="User_20_Entry"><text:span text:style-name="T282">ventuele extra </text:span></text:span><text:span text:style-name="User_20_Entry"><text:span text:style-name="T283">gebruiker</text:span></text:span><text:span text:style-name="User_20_Entry"><text:span text:style-name="T282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230735229632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230735274224">
          <table:table-cell table:style-name="Tabel2.A1" office:value-type="string">
            <text:p text:style-name="P80"><text:span text:style-name="Strong_20_Emphasis"><text:span text:style-name="T118"><text:s/></text:span></text:span><text:span text:style-name="Strong_20_Emphasis"><text:span text:style-name="T167"><draw:control text:anchor-type="as-char" draw:z-index="21" draw:name="Vorm40_2" draw:style-name="gr1" draw:text-style-name="P104" svg:width="0.35cm" svg:height="0.35cm" draw:control="control22"/></text:span></text:span></text:p>
          </table:table-cell>
          <table:table-cell table:style-name="Tabel2.A1" office:value-type="string">
            <text:p text:style-name="P24"><text:span text:style-name="Strong_20_Emphasis"><text:span text:style-name="T160">R</text:span></text:span><text:span text:style-name="Strong_20_Emphasis"><text:span text:style-name="T161">icht </text:span></text:span><text:span text:style-name="Strong_20_Emphasis"><text:span text:style-name="T162">de </text:span></text:span><text:span text:style-name="Definition"><text:span text:style-name="T6">gebruiker</text:span></text:span><text:span text:style-name="Strong_20_Emphasis"><text:span text:style-name="T161"> </text:span></text:span><text:span text:style-name="Strong_20_Emphasis"><text:span text:style-name="T163">in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 text:id="ftn10" text:note-class="footnote"><text:note-citation>2</text:note-citation><text:note-body><text:p text:style-name="P85"><text:span text:style-name="T287">D</text:span>e <text:span text:style-name="T417">Super</text:span>-toets <text:span text:style-name="T287">is </text:span>de Windows<text:span text:style-name="T421">-</text:span><text:span text:style-name="T416">toets</text:span>, <text:span text:style-name="T421">C</text:span>ommand-<text:span text:style-name="T416">toets</text:span>, of <text:span text:style-name="T421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230735274736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3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4 </text:span></text:span><text:span text:style-name="Strong_20_Emphasis"><text:span text:style-name="T216">Gebruiker inricht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7">.</text:span></text:span></text:p>
          </table:table-cell>
        </table:table-row>
        <table:table-row table:style-name="TableLine94230735275360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3"/>
          </table:table-cell>
        </table:table-row>
        <table:table-row table:style-name="TableLine94230735275984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8" draw:name="Vorm40_ 1" draw:style-name="gr1" draw:text-style-name="P104" svg:width="0.35cm" svg:height="0.35cm" draw:control="control29"/></text:span></text:span></text:p>
          </table:table-cell>
          <table:table-cell table:style-name="Tabel2.A1" office:value-type="string">
            <text:p text:style-name="P97">Wijzig <text:span text:style-name="T453">A</text:span>chtergrond<text:note text:id="ftn11" text:note-class="footnote"><text:note-citation>3</text:note-citation><text:note-body><text:p text:style-name="P96">Via <text:span text:style-name="T452">een druk op </text:span>d<text:span text:style-name="T348">e </text:span><text:span text:style-name="T349">Super</text:span><text:span text:style-name="T348">-toets, </text:span><text:span text:style-name="T347">zoek </text:span><text:span text:style-name="T350">acht</text:span><text:span text:style-name="T347"> en klik achter </text:span><text:span text:style-name="T350">Instellingen</text:span><text:span text:style-name="T347"> op </text:span><text:span text:style-name="T350">Achtergrond</text:span><text:span text:style-name="T348">.</text:span></text:p></text:note-body></text:note>, zie bestand <text:span text:style-name="T450">A</text:span><text:span text:style-name="T449">chtergrond</text:span> in map <text:span text:style-name="T449">kz</text:span> in <text:span text:style-name="T449">Documenten</text:span>.</text:p>
          </table:table-cell>
        </table:table-row>
        <table:table-row table:style-name="TableLine94230735276608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9" draw:name="Vorm40_ 2" draw:style-name="gr1" draw:text-style-name="P104" svg:width="0.35cm" svg:height="0.35cm" draw:control="control30"/></text:span></text:span></text:p>
          </table:table-cell>
          <table:table-cell table:style-name="Tabel2.A1" office:value-type="string">
            <text:p text:style-name="P97">Wijzig Gebruikersfoto<text:note text:id="ftn12" text:note-class="footnote"><text:note-citation>4</text:note-citation><text:note-body><text:p text:style-name="P96">Via <text:span text:style-name="T452">een druk op </text:span>d<text:span text:style-name="T348">e </text:span><text:span text:style-name="T349">Super</text:span><text:span text:style-name="T348">-toets, </text:span><text:span text:style-name="T347">zoek </text:span><text:span text:style-name="T350">gebr</text:span><text:span text:style-name="T347"> en klik achter </text:span><text:span text:style-name="T350">Instellingen</text:span><text:span text:style-name="T347"> op </text:span><text:span text:style-name="T350">Gebruikers</text:span><text:span text:style-name="T348">.</text:span></text:p></text:note-body></text:note>, zie bestand <text:span text:style-name="T449">Gebruikersfoto</text:span> in map <text:span text:style-name="T449">kz</text:span> in <text:span text:style-name="T449">Documenten</text:span>.</text:p>
          </table:table-cell>
        </table:table-row>
        <table:table-row table:style-name="TableLine94230735277232">
          <table:table-cell table:style-name="Tabel2.A1" office:value-type="string">
            <text:p text:style-name="P48"><text:span text:style-name="Strong_20_Emphasis"><text:span text:style-name="T106"><text:s/></text:span></text:span><text:span text:style-name="Strong_20_Emphasis"><text:span text:style-name="T166"><draw:control text:anchor-type="as-char" draw:z-index="30" draw:name="Vorm36_ 3" draw:style-name="gr1" draw:text-style-name="P104" svg:width="0.35cm" svg:height="0.35cm" draw:control="control31"/></text:span></text:span></text:p>
          </table:table-cell>
          <table:table-cell table:style-name="Tabel2.A1" office:value-type="string">
            <text:p text:style-name="P98">Controleer Favorieten met <text:span text:style-name="T454">bestand </text:span><text:span text:style-name="T450">Favorieten</text:span><text:span text:style-name="T454"> in map </text:span><text:span text:style-name="T451">kz</text:span><text:span text:style-name="T454"> in </text:span><text:span text:style-name="T451">Documenten</text:span><text:span text:style-name="T454">.</text:span></text:p>
          </table:table-cell>
        </table:table-row>
        <table:table-row table:style-name="TableLine94230735277856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52"/>
          </table:table-cell>
        </table:table-row>
        <table:table-row table:style-name="TableLine94230735278480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66"><draw:control text:anchor-type="as-char" draw:z-index="22" draw:name="Vorm40_1" draw:style-name="gr1" draw:text-style-name="P104" svg:width="0.35cm" svg:height="0.35cm" draw:control="control23"/></text:span></text:span></text:p>
          </table:table-cell>
          <table:table-cell table:style-name="Tabel2.A1" office:value-type="string">
            <text:p text:style-name="P52">Afmelden.</text:p>
          </table:table-cell>
        </table:table-row>
      </table:table>
      <text:p text:style-name="P21"><text:span text:style-name="Strong_20_Emphasis"><text:span text:style-name="T164"/></text:span></text:p>
      <text:p text:style-name="P40"/>
      <text:p text:style-name="P46"><text:span text:style-name="T298">E</text:span><text:span text:style-name="T299">inde c</text:span><text:span text:style-name="T300">hecklist, </text:span><text:span text:style-name="T301">d</text:span><text:span text:style-name="T300">e installatie van </text:span><text:span text:style-name="T300"><text:reference-ref text:reference-format="text" text:ref-name="Distributie">Ubuntu</text:reference-ref></text:span><text:span text:style-name="T300"><text:s/></text:span><text:span text:style-name="T302"><text:reference-ref text:reference-format="text" text:ref-name="Versie">22.04</text:reference-ref></text:span><text:span text:style-name="Strong_20_Emphasis"><text:span text:style-name="T324"><text:s/></text:span></text:span><text:span text:style-name="Strong_20_Emphasis"><text:span text:style-name="T325">LTS</text:span></text:span><text:span text:style-name="T48"> </text:span><text:span text:style-name="T300"><text:reference-ref text:reference-format="text" text:ref-name="Editie">desktop</text:reference-ref></text:span><text:span text:style-name="T300"><text:s/>is voltooid.</text:span></text:p>
      <text:p text:style-name="P19"/>
      <text:p text:style-name="P47"><text:span text:style-name="T300">I</text:span><text:span text:style-name="T297">ndien gewenst </text:span><text:span text:style-name="T304">volg</text:span><text:span text:style-name="T297"> </text:span><text:span text:style-name="T310">eenmalig</text:span><text:span text:style-name="T303"> </text:span><text:span text:style-name="T297">de Checklist instellen</text:span><text:span text:style-name="T300"> </text:span><text:span text:style-name="T300"><text:reference-ref text:reference-format="text" text:ref-name="Distributie">Ubuntu</text:reference-ref></text:span><text:span text:style-name="T300"><text:s/></text:span><text:span text:style-name="T305">en Debian </text:span><text:span text:style-name="T300"><text:reference-ref text:reference-format="text" text:ref-name="Editie">desktop</text:reference-ref></text:span><text:span text:style-name="T297">.</text:span></text:p>
      <text:p text:style-name="P18"/>
      <text:p text:style-name="P6"><text:span text:style-name="T176">Geschreven</text:span><text:span text:style-name="T93"> door Karel Zimmer &lt;</text:span><text:a xlink:type="simple" xlink:href="mailto:info@karelzimmer.nl" text:style-name="Internet_20_link" text:visited-style-name="Visited_20_Internet_20_Link"><text:span text:style-name="T436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5-08T09:11:12.135144914">08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8T09:11:11.659777534</dc:date>
    <meta:keyword>Installatie</meta:keyword>
    <meta:keyword>Checklist</meta:keyword>
    <meta:keyword>Linux</meta:keyword>
    <meta:editing-cycles>6398</meta:editing-cycles>
    <meta:editing-duration>P11DT6H45M</meta:editing-duration>
    <meta:print-date>2021-03-23T20:07:57.967210640</meta:print-date>
    <dc:creator>Karel Zimmer</dc:creator>
    <meta:document-statistic meta:table-count="4" meta:image-count="0" meta:object-count="0" meta:page-count="4" meta:paragraph-count="107" meta:word-count="930" meta:character-count="6386" meta:non-whitespace-character-count="5488"/>
    <meta:user-defined meta:name="Info 1"/>
    <meta:user-defined meta:name="Info 2"/>
    <meta:user-defined meta:name="Info 3"/>
    <meta:user-defined meta:name="Info 4"/>
  </office:meta>
</office:document-meta>
</file>